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30/07/2007</text:date>, <text:time>08:3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1-20T10:08:16</meta:creation-date>
    <dc:creator>Eric Brison</dc:creator>
    <dc:date>2007-07-30T08:37:39</dc:date>
    <dc:language>fr-FR</dc:language>
    <meta:editing-cycles>20</meta:editing-cycles>
    <meta:editing-duration>PT4H25M25S</meta:editing-duration>
    <meta:user-defined meta:name="Info 1"/>
    <meta:user-defined meta:name="Info 2"/>
    <meta:user-defined meta:name="Info 3"/>
    <meta:user-defined meta:name="Info 4"/>
    <meta:document-statistic meta:table-count="3" meta:cell-count="1000"/>
  </office:meta>
</office:document-meta>
</file>